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05f5" officeooo:paragraph-rsid="000005f5" style:font-weight-asian="bold" style:font-weight-complex="bold"/>
    </style:style>
    <style:style style:name="P2" style:family="paragraph" style:parent-style-name="Standard">
      <style:text-properties officeooo:rsid="000005f5" officeooo:paragraph-rsid="000005f5"/>
    </style:style>
    <style:style style:name="P3" style:family="paragraph" style:parent-style-name="Standard">
      <style:text-properties officeooo:rsid="00007731" officeooo:paragraph-rsid="00007731"/>
    </style:style>
    <style:style style:name="P4" style:family="paragraph" style:parent-style-name="Standard">
      <style:text-properties officeooo:rsid="0001a801" officeooo:paragraph-rsid="0001a801"/>
    </style:style>
    <style:style style:name="T1" style:family="text">
      <style:text-properties officeooo:rsid="000005f5"/>
    </style:style>
    <style:style style:name="T2" style:family="text">
      <style:text-properties officeooo:rsid="0001a8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-to</text:p>
      <text:p text:style-name="Standard"><text:tab/><text:span text:style-name="T1">Create an invoice:</text:span></text:p>
      <text:p text:style-name="P2">1. Download the data</text:p>
      <text:p text:style-name="P2">2. Open the Invoice_Template.ods</text:p>
      <text:p text:style-name="P3"><text:tab/>If the 'macros disabled' message comes up (or nothing at all):</text:p>
      <text:p text:style-name="P3"><text:tab/>Tools-&gt;Options-&gt;LibreOffice-&gt;Security-&gt;Macro Security-&gt;Security Level =&gt; set to medium</text:p>
      <text:p text:style-name="P3"><text:tab/><text:span text:style-name="T2">Close and re-open</text:span></text:p>
      <text:p text:style-name="P4">3. If Security Warning about macros, click Enable Macros</text:p>
      <text:p text:style-name="P4">4. Select the downloaded files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19:18:54.478198377</meta:creation-date>
    <dc:date>2014-06-17T19:27:53.301612821</dc:date>
    <meta:editing-duration>PT5M43S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1" meta:paragraph-count="9" meta:word-count="47" meta:character-count="331" meta:non-whitespace-character-count="289"/>
  </office:meta>
</office:document-meta>
</file>